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ff04" officeooo:paragraph-rsid="000fff0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officeooo:rsid="000fff04" officeooo:paragraph-rsid="000fff04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fff04" officeooo:paragraph-rsid="000fff04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. 3</text:p>
      <text:p text:style-name="P3"/>
      <text:p text:style-name="P1"/>
      <text:p text:style-name="P2">Overview of SQL</text:p>
      <text:p text:style-name="P2"/>
      <text:p text:style-name="P2">Q.1. Does ANSI recognize the data type DATE ?</text:p>
      <text:p text:style-name="P2"/>
      <text:p text:style-name="P2">Ans – No</text:p>
      <text:p text:style-name="P2"/>
      <text:p text:style-name="P2">Q.2. Which subdivision of SQL is used to insert values in tables ?</text:p>
      <text:p text:style-name="P2"/>
      <text:p text:style-name="P2">Ans – DML (Data Manupulation Languag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55:14.640121982</meta:creation-date>
    <dc:date>2023-09-11T16:03:43.655072702</dc:date>
    <meta:editing-duration>PT8M29S</meta:editing-duration>
    <meta:editing-cycles>1</meta:editing-cycles>
    <meta:document-statistic meta:table-count="0" meta:image-count="0" meta:object-count="0" meta:page-count="1" meta:paragraph-count="6" meta:word-count="35" meta:character-count="188" meta:non-whitespace-character-count="157"/>
    <meta:generator>LibreOffice/7.3.7.2$Linux_X86_64 LibreOffice_project/30$Build-2</meta:generator>
  </office:meta>
</office:document-meta>
</file>